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INEDO ALEGRIA GILMA YRASEM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ILMA YRASEMA PINEDO ALEGRI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NORIEGA VALERA HECT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9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6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52507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1:48:0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